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D161B56D.jpg"/>
  <manifest:file-entry manifest:media-type="image/jpeg" manifest:full-path="Pictures/1000000000000400000003002AC86FA1.jpg"/>
  <manifest:file-entry manifest:media-type="image/jpeg" manifest:full-path="Pictures/100000000000040000000300974558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36pt"/>
    </style:style>
    <style:style style:name="P2" style:family="paragraph">
      <style:text-properties fo:color="#ffffff" fo:font-family="Calibri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text-properties fo:font-size="28pt"/>
    </style:style>
    <style:style style:name="P4" style:family="paragraph">
      <style:text-properties fo:font-family="Calibri" style:font-family-generic="swiss" style:font-pitch="variable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Calibri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4pt"/>
    </style:style>
    <style:style style:name="P11" style:family="paragraph">
      <style:paragraph-properties fo:text-align="center"/>
      <style:text-properties fo:color="#ffffff" fo:font-family="Calibri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ffffff" fo:font-family="Calibri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outline="false" style:text-line-through-style="none" fo:font-family="Calibri" style:font-family-generic="swiss" style:font-pitch="variable" fo:font-size="2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00a6eb" style:text-outline="false" style:text-line-through-style="none" fo:font-family="Calibri" style:font-family-generic="swiss" style:font-pitch="variable" fo:font-size="26pt" fo:font-style="normal" fo:text-shadow="none" style:text-underline-style="none" fo:font-weight="normal" style:letter-kerning="true" style:font-family-asian="Calibri" style:font-family-generic-asian="swiss" style:font-pitch-asian="variable" style:font-size-asian="26pt" style:font-style-asian="normal" style:font-weight-asian="normal" style:font-family-complex="Calibri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4" style:family="text">
      <style:text-properties style:text-outline="false" style:text-line-through-style="none" fo:font-family="Calibri" style:font-family-generic="swiss" style:font-pitch="variable" fo:font-size="24pt" fo:font-style="normal" fo:text-shadow="none" style:text-underline-style="none" fo:font-weight="bold" style:letter-kerning="true" style:font-family-asian="Calibri" style:font-family-generic-asian="swiss" style:font-pitch-asian="variable" style:font-size-asian="24pt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5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color="#00a6eb" style:text-outline="false" style:text-line-through-style="none" fo:font-family="Calibri" style:font-family-generic="swiss" style:font-pitch="variable" fo:font-size="14pt" fo:font-style="normal" fo:text-shadow="none" style:text-underline-style="none" fo:font-weight="normal" style:letter-kerning="true" style:font-family-asian="Calibri" style:font-family-generic-asian="swiss" style:font-pitch-asian="variable" style:font-size-asian="14pt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8" style:family="text">
      <style:text-properties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Calibri" style:font-family-generic-asian="swiss" style:font-pitch-asian="variable" style:font-size-asian="14pt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9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style:text-outline="false" style:text-line-through-style="none" fo:font-family="Calibri" style:font-family-generic="swiss" style:font-pitch="variable" fo:font-size="1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4pt" style:language-asian="en" style:country-asian="US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3" style:family="text">
      <style:text-properties style:text-outline="false" style:text-line-through-style="none" fo:font-family="Calibri" style:font-family-generic="swiss" style:font-pitch="variable" fo:font-size="24pt" fo:font-style="italic" fo:text-shadow="none" style:text-underline-style="none" fo:font-weight="normal" style:letter-kerning="true" style:font-family-asian="Calibri" style:font-family-generic-asian="swiss" style:font-pitch-asian="variable" style:font-size-asian="24pt" style:font-style-asian="italic" style:font-weight-asian="normal" style:font-family-complex="Calibri" style:font-family-generic-complex="swiss" style:font-pitch-complex="variable" style:font-size-complex="24pt" style:font-style-complex="italic" style:font-weight-complex="normal" style:text-emphasize="none" style:font-relief="none"/>
    </style:style>
    <style:style style:name="T14" style:family="text">
      <style:text-properties fo:color="#999999" style:text-outline="false" style:text-line-through-style="none" fo:font-family="Calibri" style:font-family-generic="swiss" style:font-pitch="variable" fo:font-size="12pt" fo:font-style="italic" fo:text-shadow="none" style:text-underline-style="none" fo:font-weight="normal" style:letter-kerning="true" style:font-family-asian="Calibri" style:font-family-generic-asian="swiss" style:font-pitch-asian="variable" style:font-size-asian="12pt" style:font-style-asian="italic" style:font-weight-asian="normal" style:font-family-complex="Calibri" style:font-family-generic-complex="swiss" style:font-pitch-complex="variable" style:font-size-complex="12pt" style:font-style-complex="italic" style:font-weight-complex="normal" style:text-emphasize="none" style:font-relief="none"/>
    </style:style>
    <style:style style:name="T15" style:family="text">
      <style:text-properties fo:color="#333333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Calibri" style:font-family-generic-asian="swiss" style:font-pitch-asian="variable" style:font-size-asian="24pt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6pt" style:language-asian="zxx" style:country-asian="none" style:font-style-asian="normal" style:font-weight-asian="normal" style:font-family-complex="Calibri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fo:font-family="Calibri" style:font-family-generic="swiss" style:font-pitch="variable" fo:font-size="20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zxx" style:country-asian="none" style:font-style-asian="normal" style:font-weight-asian="normal" style:font-family-complex="Calibri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6pt" style:language-asian="zxx" style:country-asian="none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Calibri" style:font-family-generic="swiss" style:font-pitch="variable" fo:font-size="16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6pt" style:language-asian="zxx" style:country-asian="none" style:font-style-asian="normal" style:font-weight-asian="bold" style:font-family-complex="Calibri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20" style:family="text">
      <style:text-properties fo:color="#3333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Calibri" style:font-family-generic-asian="swiss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21" style:family="text">
      <style:text-properties fo:color="#00a6eb" style:text-outline="false" style:text-line-through-style="none" fo:font-family="Calibri" style:font-family-generic="swiss" style:font-pitch="variable" fo:font-size="12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2pt" style:font-style-asian="normal" style:font-weight-asian="normal" style:font-family-complex="Calibri" style:font-family-generic-complex="swiss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Gliederung</text:span></text:p>
          </draw:text-box>
        </draw:frame>
        <draw:frame draw:style-name="gr3" draw:text-style-name="P4" draw:layer="layout" svg:width="27cm" svg:height="15cm" svg:x="0.5cm" svg:y="2.9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Google Fusion Tables </text:span></text:p>
                        <text:p text:style-name="P3"><text:span text:style-name="T2"/></text:p>
                        <text:list>
                          <text:list-item>
                            <text:p text:style-name="P3"><text:span text:style-name="T2">Definition</text:span></text:p>
                          </text:list-item>
                          <text:list-item>
                            <text:p text:style-name="P3"><text:span text:style-name="T2">Systemarchitektur</text:span></text:p>
                          </text:list-item>
                          <text:list-item>
                            <text:p text:style-name="P3"><text:span text:style-name="T2">Datenvisualisierung</text:span></text:p>
                          </text:list-item>
                          <text:list-item>
                            <text:p text:style-name="P3"><text:span text:style-name="T2">Entwicklungsumgebung</text:span></text:p>
                            <text:p text:style-name="P3"><text:span text:style-name="T2"/></text:p>
                          </text:list-item>
                        </text:list>
                      </text:list-item>
                      <text:list-item>
                        <text:p text:style-name="P3"><text:span text:style-name="T2">Anwendungsspezifikation</text:span></text:p>
                        <text:p text:style-name="P3"><text:span text:style-name="T2">(idee, wireframe, design)</text:span></text:p>
                      </text:list-item>
                      <text:list-item>
                        <text:p text:style-name="P3"><text:span text:style-name="T2">Technische Umsetzung</text:span></text:p>
                        <text:p text:style-name="P3"><text:span text:style-name="T2">(prototyp, js, browser und code-zeigen)</text:span></text:p>
                      </text:list-item>
                      <text:list-item>
                        <text:p text:style-name="P3"><text:span text:style-name="T2">Faz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Headline</text:span></text:p>
          </draw:text-box>
        </draw:frame>
        <draw:frame draw:style-name="gr4" draw:text-style-name="P4" draw:layer="layout" svg:width="27cm" svg:height="15cm" svg:x="0.5cm" svg:y="2.9cm">
          <draw:text-box>
            <text:p text:style-name="P3"><text:span text:style-name="T3">Subheadline</text:span></text:p>
            <text:p text:style-name="P3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5">Bedrohungen sind grundsätzlich negative Risiken</text:span></text:p>
                        <text:p text:style-name="P3"><text:span text:style-name="T2"/></text:p>
                      </text:list-item>
                      <text:list-item>
                        <text:p text:style-name="P3"><text:span text:style-name="T5">Sie bieten keinerlei Chancen im Sinne des Projektziels</text:span></text:p>
                        <text:p text:style-name="P3"><text:span text:style-name="T2"/></text:p>
                      </text:list-item>
                      <text:list-item>
                        <text:p text:style-name="P3"><text:span text:style-name="T5">Bedrohungen sollten erfasst, erkannt und minimiert werden </text:span></text:p>
                        <text:p text:style-name="P3"><text:span text:style-name="T5"/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text:span text:style-name="T6">Beispiele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5"/></text:p>
                              </text:list-header>
                              <text:list-item>
                                <text:p text:style-name="P3"><text:span text:style-name="T5">Veränderungen der Finanzsituation, Strategie oder im Management </text:span></text:p>
                                <text:p text:style-name="P3"><text:span text:style-name="T5"/></text:p>
                              </text:list-item>
                              <text:list-item>
                                <text:p text:style-name="P3"><text:span text:style-name="T5">Verunsicherung des Projektteams sowie Ressourcenengpäs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2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2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Risiken</text:span></text:p>
          </draw:text-box>
        </draw:frame>
        <draw:frame draw:style-name="gr4" draw:text-style-name="P4" draw:layer="layout" svg:width="27cm" svg:height="15.835cm" svg:x="0.5cm" svg:y="2.9cm">
          <draw:text-box>
            <text:p text:style-name="P3"><text:span text:style-name="T3">Chance</text:span></text:p>
            <text:p text:style-name="P3"><text:span text:style-name="T4"/></text:p>
            <text:list text:style-name="L3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  <text:p text:style-name="P3"><text:span text:style-name="T2"/></text:p>
                      </text:list-header>
                      <text:list-item>
                        <text:p text:style-name="P3"><text:span text:style-name="T2">Chancen sind positive Abweichungen vom Projektplan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Chancen sollten erfasst, erkannt und erhöht werden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  <text:p text:style-name="P3"><text:span text:style-name="T12"><text:tab/></text:span><text:span text:style-name="T12">Beispiele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5">Neue Ressourcen, Fachkräfte bzw. Spezialisten</text:span></text:p>
                                <text:p text:style-name="P3"><text:span text:style-name="T5"/></text:p>
                              </text:list-item>
                              <text:list-item>
                                <text:p text:style-name="P3"><text:span text:style-name="T5">Positive zeitliche Verschiebung, Nachkalkulation, etc.</text:span></text:p>
                                <text:p text:style-name="P3"><text:span text:style-name="T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5" draw:text-style-name="P8" draw:layer="layout" svg:width="24.182cm" svg:height="5.727cm" svg:x="1.91cm" svg:y="5.673cm">
              <draw:text-box>
                <text:p text:style-name="P7"><text:span text:style-name="T13">Chance ist die erkannte Möglichkeit, durch gezieltes Handeln einen Zustand zu erreichen, der den eigenen Interessen entspricht.</text:span></text:p>
                <text:p text:style-name="P7"><text:span text:style-name="T14"><text:a xlink:href="http://projektmanagement-definitionen.de/glossar/chance/">http://projektmanagement-definitionen.de/glossar/chance/</text:a></text:span><text:span text:style-name="T14"> (02.01.2013)</text:span></text:p>
              </draw:text-box>
            </draw:frame>
            <draw:frame draw:style-name="gr6" draw:text-style-name="P9" draw:layer="backgroundobjects" svg:width="1.322cm" svg:height="1.322cm" svg:x="1.5cm" svg:y="4.5cm">
              <draw:image xlink:href="../Material/quote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2" draw:layer="layout" svg:width="21cm" svg:height="1.805cm" svg:x="0.5cm" svg:y="0.5cm">
          <draw:text-box>
            <text:p text:style-name="P1"><text:span text:style-name="T1">Quellen</text:span></text:p>
          </draw:text-box>
        </draw:frame>
        <draw:frame draw:style-name="gr4" draw:text-style-name="P4" draw:layer="layout" svg:width="27cm" svg:height="15cm" svg:x="0.5cm" svg:y="2.9cm">
          <draw:text-box>
            <text:p text:style-name="P3"><text:span text:style-name="T15"/></text:p>
            <text:p text:style-name="P3"><text:span text:style-name="T16"><text:tab/></text:span><text:span text:style-name="T17">Literatur</text:span></text:p>
            <text:p text:style-name="P3"><text:span text:style-name="T16"/></text:p>
            <text:p text:style-name="P3"><text:span text:style-name="T16"><text:tab/></text:span><text:span text:style-name="T16">Project Management Institute: </text:span><text:span text:style-name="T18">A Guide to the Project Management Body of Knowledge, 4. Auflage,</text:span></text:p>
            <text:p text:style-name="P3"><text:span text:style-name="T18"><text:tab/></text:span><text:span text:style-name="T18">Pennsylvania,2008</text:span></text:p>
            <text:p text:style-name="P3"><text:span text:style-name="T18"/></text:p>
            <text:p text:style-name="P3"><text:span text:style-name="T18"><text:tab/></text:span><text:span text:style-name="T19">Christoph Ebert:</text:span><text:span text:style-name="T18"> Risikomanagement Kompakt, Heidelberg, 2006 </text:span></text:p>
            <text:p text:style-name="P3"><text:span text:style-name="T18"/></text:p>
            <text:p text:style-name="P3"><text:span text:style-name="T18"><text:tab/></text:span><text:span text:style-name="T19">Litke, Hans-Dieter/Kunow, Ilonka/Schulz-Wimmer, Heinz:</text:span><text:span text:style-name="T18"> Projektmanagement, Freiburg, Haufe-Lexware</text:span></text:p>
            <text:p text:style-name="P3"><text:span text:style-name="T18"><text:tab/></text:span><text:span text:style-name="T18">GmbH, 2010</text:span></text:p>
            <text:p text:style-name="P3"><text:span text:style-name="T18"/></text:p>
            <text:p text:style-name="P3"><text:span text:style-name="T18"><text:tab/></text:span><text:span text:style-name="T17">Internet</text:span></text:p>
            <text:p text:style-name="P3"><text:span text:style-name="T20"/></text:p>
            <text:p text:style-name="P3"><text:span text:style-name="T20"><text:tab/></text:span><text:span text:style-name="T20"><text:a xlink:href="http://wirtschaftslexikon.gabler.de/Archiv/7669/risikomanagement-v8.html">http://wirtschaftslexikon.gabler.de/Archiv/7669/risikomanagement-v8.html</text:a></text:span></text:p>
            <text:p text:style-name="P3"><text:span text:style-name="T20"/></text:p>
            <text:p text:style-name="P3"><text:span text:style-name="T20"><text:tab/></text:span><text:span text:style-name="T20"><text:a xlink:href="http://www.ehealthkarriere.de/tag/risikobewertungsmatrix">http://www.ehealthkarriere.de/tag/risikobewertungsmatrix</text:a></text:span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11" draw:layer="layout" svg:width="14.5cm" svg:height="3.359cm" svg:x="12.9cm" svg:y="15.5cm">
          <draw:text-box>
            <text:p text:style-name="P10"><text:span text:style-name="T1">Vielen Dank für die Aufmerksamke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5" draw:display-name="Bitmape 5" xlink:href="Pictures/1000000000000400000003002AC86FA1.jpg" xlink:type="simple" xlink:show="embed" xlink:actuate="onLoad"/>
    <draw:fill-image draw:name="Bitmape_20_6" draw:display-name="Bitmape 6" xlink:href="Pictures/100000000000040000000300D161B56D.jpg" xlink:type="simple" xlink:show="embed" xlink:actuate="onLoad"/>
    <draw:fill-image draw:name="Bitmape_20_7" draw:display-name="Bitmape 7" xlink:href="Pictures/100000000000040000000300D161B56D.jpg" xlink:type="simple" xlink:show="embed" xlink:actuate="onLoad"/>
    <draw:fill-image draw:name="background" xlink:href="Pictures/1000000000000400000003009745580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Verdana, Verdana" style:font-family-generic="swiss" fo:font-size="12pt" style:font-family-asian="Verdana, Verdana" style:font-family-generic-asian="swiss" style:font-size-asian="12pt" style:font-family-complex="Verdana, Verdana" style:font-family-generic-complex="swiss" style:font-size-complex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.88cm" fo:margin-right="0cm" fo:text-align="start" fo:text-indent="-0.88cm" style:text-autospace="none"/>
      <style:text-properties fo:font-size="10pt" fo:language="en" fo:country="US" style:language-asian="en" style:country-asian="US" style:font-size-complex="10pt"/>
    </style:style>
    <style:style style:name="Body_20_Text" style:display-name="Body Text" style:family="graphic">
      <style:paragraph-properties fo:margin-top="0cm" fo:margin-bottom="0.741cm" fo:line-height="130%" fo:text-align="justify" style:text-autospace="none"/>
      <style:text-properties fo:font-size="12pt" fo:language="de" fo:country="DE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 draw:page-number="3"/>
      <draw:page-thumbnail draw:layer="backgroundobjects" svg:width="8.999cm" svg:height="6.749cm" svg:x="11cm" svg:y="11.474cm" draw:page-number="4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  <text:p text:style-name="MP3"><text:span text:style-name="MT2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66H33M47S</meta:editing-duration>
    <meta:editing-cycles>151</meta:editing-cycles>
    <meta:generator>OpenOffice.org/3.2$Win32 OpenOffice.org_project/320m18$Build-9502</meta:generator>
    <dc:date>2013-02-10T18:36:47.20</dc:date>
    <meta:print-date>2013-01-13T10:54:02.53</meta:print-date>
    <meta:document-statistic meta:object-count="44"/>
  </office:meta>
</office:document-meta>
</file>